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do_20_relatório">
      <style:text-properties officeooo:paragraph-rsid="02bbb2e5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Text_20_body">
      <style:text-properties officeooo:paragraph-rsid="02d030a1"/>
    </style:style>
    <style:style style:name="P5" style:family="paragraph" style:parent-style-name="Text_20_body">
      <style:text-properties officeooo:paragraph-rsid="02e0c0ba"/>
    </style:style>
    <style:style style:name="P6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2bdfb90" officeooo:paragraph-rsid="02bdfb90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2bdfb90"/>
    </style:style>
    <style:style style:name="T1" style:family="text">
      <style:text-properties officeooo:rsid="01517c8b"/>
    </style:style>
    <style:style style:name="T2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3" style:family="text">
      <style:text-properties fo:font-variant="small-caps" fo:color="#ffffff" style:font-name="CMU Serif1" fo:font-size="12pt" fo:font-style="normal" fo:font-weight="normal" officeooo:rsid="02b8e00a" fo:background-color="transparent" loext:char-shading-value="0"/>
    </style:style>
    <style:style style:name="T4" style:family="text">
      <style:text-properties fo:font-variant="small-caps" fo:color="#ffffff" style:font-name="CMU Serif1" fo:font-size="12pt" fo:font-style="normal" fo:font-weight="normal" officeooo:rsid="02bbb2e5" fo:background-color="transparent" loext:char-shading-value="0"/>
    </style:style>
    <style:style style:name="T5" style:family="text">
      <style:text-properties fo:font-variant="small-caps" fo:color="#ffffff" style:font-name="CMU Serif2" fo:font-size="16pt" fo:font-style="normal" fo:font-weight="bold" officeooo:rsid="02b8e00a" fo:background-color="transparent" loext:char-shading-value="0" style:font-size-asian="16pt" style:font-size-complex="16pt"/>
    </style:style>
    <style:style style:name="T6" style:family="text">
      <style:text-properties fo:font-variant="small-caps" fo:color="#ffffff" style:font-name="CMU Serif2" fo:font-size="16pt" fo:font-style="normal" fo:font-weight="bold" officeooo:rsid="02742469" fo:background-color="transparent" loext:char-shading-value="0" style:font-size-asian="16pt" style:font-size-complex="16pt"/>
    </style:style>
    <style:style style:name="T7" style:family="text">
      <style:text-properties fo:font-variant="small-caps" fo:color="#ffffff" style:font-name="CMU Serif2" fo:font-size="16pt" fo:font-style="normal" fo:font-weight="bold" officeooo:rsid="02bab315" fo:background-color="transparent" loext:char-shading-value="0" style:font-size-asian="16pt" style:font-size-complex="16pt"/>
    </style:style>
    <style:style style:name="T8" style:family="text">
      <style:text-properties fo:font-variant="small-caps" fo:color="#ffffff" style:font-name="CMU Serif2" fo:font-size="16pt" fo:font-style="normal" fo:font-weight="bold" officeooo:rsid="02bbb2e5" fo:background-color="transparent" loext:char-shading-value="0" style:font-size-asian="16pt" style:font-size-complex="16pt"/>
    </style:style>
    <style:style style:name="T9" style:family="text">
      <style:text-properties fo:color="#000000" style:font-name="CMU Serif1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style:font-name="CMU Serif1" fo:font-weight="normal" officeooo:rsid="02bc2343" fo:background-color="transparent" loext:char-shading-value="0"/>
    </style:style>
    <style:style style:name="T11" style:family="text">
      <style:text-properties fo:color="#000000" style:font-name="CMU Serif1" fo:font-weight="normal" officeooo:rsid="02bbfe31" fo:background-color="transparent" loext:char-shading-value="0"/>
    </style:style>
    <style:style style:name="T12" style:family="text">
      <style:text-properties fo:color="#000000" style:font-name="CMU Serif1" fo:font-weight="normal" officeooo:rsid="02bdfb90" fo:background-color="transparent" loext:char-shading-value="0"/>
    </style:style>
    <style:style style:name="T13" style:family="text">
      <style:text-properties fo:color="#000000" style:font-name="CMU Serif1" fo:font-weight="normal" officeooo:rsid="02c0595c" fo:background-color="transparent" loext:char-shading-value="0"/>
    </style:style>
    <style:style style:name="T14" style:family="text">
      <style:text-properties fo:color="#000000" style:font-name="CMU Serif1" fo:font-weight="normal" officeooo:rsid="02c13b72" fo:background-color="transparent" loext:char-shading-value="0"/>
    </style:style>
    <style:style style:name="T15" style:family="text">
      <style:text-properties fo:color="#000000" style:font-name="CMU Serif1" fo:font-weight="normal" officeooo:rsid="02c206cf" fo:background-color="transparent" loext:char-shading-value="0"/>
    </style:style>
    <style:style style:name="T16" style:family="text">
      <style:text-properties fo:color="#000000" style:font-name="CMU Serif1" fo:font-weight="normal" officeooo:rsid="02c2d4cb" fo:background-color="transparent" loext:char-shading-value="0"/>
    </style:style>
    <style:style style:name="T17" style:family="text">
      <style:text-properties fo:color="#000000" style:font-name="CMU Serif1" fo:font-weight="normal" officeooo:rsid="02c4d5d9" fo:background-color="transparent" loext:char-shading-value="0"/>
    </style:style>
    <style:style style:name="T18" style:family="text">
      <style:text-properties fo:color="#000000" style:font-name="CMU Serif1" fo:font-weight="normal" officeooo:rsid="02ccaa09" fo:background-color="transparent" loext:char-shading-value="0"/>
    </style:style>
    <style:style style:name="T19" style:family="text">
      <style:text-properties fo:color="#000000" style:font-name="CMU Serif1" fo:font-weight="normal" officeooo:rsid="02d15bd7" fo:background-color="transparent" loext:char-shading-value="0"/>
    </style:style>
    <style:style style:name="T20" style:family="text">
      <style:text-properties fo:color="#000000" style:font-name="CMU Serif1" fo:font-weight="normal" officeooo:rsid="02d4d047" fo:background-color="transparent" loext:char-shading-value="0"/>
    </style:style>
    <style:style style:name="T21" style:family="text">
      <style:text-properties fo:color="#000000" style:font-name="CMU Serif1" fo:font-weight="normal" officeooo:rsid="02d56445" fo:background-color="transparent" loext:char-shading-value="0"/>
    </style:style>
    <style:style style:name="T22" style:family="text">
      <style:text-properties fo:color="#000000" style:font-name="CMU Serif1" fo:font-weight="normal" officeooo:rsid="02f405a4" fo:background-color="transparent" loext:char-shading-value="0"/>
    </style:style>
    <style:style style:name="T23" style:family="text">
      <style:text-properties fo:color="#000000" style:font-name="CMU Serif1" fo:font-weight="bold" fo:background-color="transparent" loext:char-shading-value="0" style:font-weight-asian="bold" style:font-weight-complex="bold"/>
    </style:style>
    <style:style style:name="T24" style:family="text">
      <style:text-properties fo:color="#000000" style:font-name="CMU Serif1" fo:font-weight="bold" officeooo:rsid="02bbfe31" fo:background-color="transparent" loext:char-shading-value="0" style:font-weight-asian="bold" style:font-weight-complex="bold"/>
    </style:style>
    <style:style style:name="T25" style:family="text">
      <style:text-properties fo:color="#000000" style:font-name="CMU Serif1" fo:background-color="transparent" loext:char-shading-value="0"/>
    </style:style>
    <style:style style:name="T26" style:family="text">
      <style:text-properties fo:color="#000000" style:font-name="CMU Serif1" officeooo:rsid="02bc2343" fo:background-color="transparent" loext:char-shading-value="0"/>
    </style:style>
    <style:style style:name="T27" style:family="text">
      <style:text-properties fo:color="#000000" style:font-name="CMU Serif1" fo:font-style="normal" fo:font-weight="normal" officeooo:rsid="02c2d4cb" fo:background-color="transparent" loext:char-shading-value="0" style:font-style-asian="normal" style:font-style-complex="normal"/>
    </style:style>
    <style:style style:name="T28" style:family="text">
      <style:text-properties fo:color="#000000" style:font-name="CMU Serif1" fo:font-style="normal" fo:font-weight="normal" officeooo:rsid="02c37510" fo:background-color="transparent" loext:char-shading-value="0" style:font-style-asian="normal" style:font-style-complex="normal"/>
    </style:style>
    <style:style style:name="T29" style:family="text">
      <style:text-properties fo:color="#000000" style:font-name="CMU Serif1" fo:font-style="normal" fo:font-weight="normal" officeooo:rsid="02c4d5d9" fo:background-color="transparent" loext:char-shading-value="0" style:font-style-asian="normal" style:font-style-complex="normal"/>
    </style:style>
    <style:style style:name="T30" style:family="text">
      <style:text-properties fo:color="#000000" style:font-name="CMU Serif1" fo:font-style="normal" style:text-underline-style="none" fo:font-weight="normal" fo:background-color="transparent" loext:char-shading-value="0" style:font-style-asian="normal" style:font-style-complex="normal"/>
    </style:style>
    <style:style style:name="T31" style:family="text">
      <style:text-properties fo:color="#000000" style:font-name="CMU Serif1" fo:font-style="normal" style:text-underline-style="none" fo:font-weight="normal" officeooo:rsid="02c37510" fo:background-color="transparent" loext:char-shading-value="0" style:font-style-asian="normal" style:font-style-complex="normal"/>
    </style:style>
    <style:style style:name="T32" style:family="text">
      <style:text-properties fo:color="#000000" style:font-name="CMU Serif1" fo:font-style="normal" style:text-underline-style="none" fo:font-weight="normal" officeooo:rsid="02c4d5d9" fo:background-color="transparent" loext:char-shading-value="0" style:font-style-asian="normal" style:font-style-complex="normal"/>
    </style:style>
    <style:style style:name="T33" style:family="text">
      <style:text-properties fo:color="#000000" style:font-name="CMU Serif1" fo:font-style="normal" style:text-underline-style="none" fo:font-weight="normal" officeooo:rsid="02cb230b" fo:background-color="transparent" loext:char-shading-value="0" style:font-style-asian="normal" style:font-style-complex="normal"/>
    </style:style>
    <style:style style:name="T34" style:family="text">
      <style:text-properties fo:color="#000000" style:font-name="CMU Serif1" fo:font-style="normal" style:text-underline-style="none" fo:font-weight="normal" officeooo:rsid="02cda1f2" fo:background-color="transparent" loext:char-shading-value="0" style:font-style-asian="normal" style:font-style-complex="normal"/>
    </style:style>
    <style:style style:name="T35" style:family="text">
      <style:text-properties fo:color="#000000" style:font-name="CMU Serif1" fo:font-style="normal" style:text-underline-style="none" fo:font-weight="normal" officeooo:rsid="02d030a1" fo:background-color="transparent" loext:char-shading-value="0" style:font-style-asian="normal" style:font-style-complex="normal"/>
    </style:style>
    <style:style style:name="T36" style:family="text">
      <style:text-properties fo:color="#000000" style:font-name="CMU Serif1" fo:font-style="normal" style:text-underline-style="none" fo:font-weight="normal" officeooo:rsid="02d15bd7" fo:background-color="transparent" loext:char-shading-value="0" style:font-style-asian="normal" style:font-style-complex="normal"/>
    </style:style>
    <style:style style:name="T37" style:family="text">
      <style:text-properties fo:color="#000000" style:font-name="CMU Serif1" fo:font-style="normal" style:text-underline-style="none" fo:font-weight="normal" officeooo:rsid="02d16e2b" fo:background-color="transparent" loext:char-shading-value="0" style:font-style-asian="normal" style:font-style-complex="normal"/>
    </style:style>
    <style:style style:name="T38" style:family="text">
      <style:text-properties fo:color="#000000" style:font-name="CMU Serif1" fo:font-style="normal" style:text-underline-style="none" fo:font-weight="normal" officeooo:rsid="02d2cdba" fo:background-color="transparent" loext:char-shading-value="0" style:font-style-asian="normal" style:font-style-complex="normal"/>
    </style:style>
    <style:style style:name="T39" style:family="text">
      <style:text-properties fo:color="#000000" style:font-name="CMU Serif1" fo:font-style="normal" style:text-underline-style="none" fo:font-weight="normal" officeooo:rsid="02d44067" fo:background-color="transparent" loext:char-shading-value="0" style:font-style-asian="normal" style:font-style-complex="normal"/>
    </style:style>
    <style:style style:name="T40" style:family="text">
      <style:text-properties fo:color="#000000" style:font-name="CMU Serif1" fo:font-style="normal" style:text-underline-style="none" fo:font-weight="normal" officeooo:rsid="02d46c80" fo:background-color="transparent" loext:char-shading-value="0" style:font-style-asian="normal" style:font-style-complex="normal"/>
    </style:style>
    <style:style style:name="T41" style:family="text">
      <style:text-properties fo:color="#000000" style:font-name="CMU Serif1" fo:font-style="normal" style:text-underline-style="none" fo:font-weight="normal" officeooo:rsid="02d7495b" fo:background-color="transparent" loext:char-shading-value="0" style:font-style-asian="normal" style:font-style-complex="normal"/>
    </style:style>
    <style:style style:name="T42" style:family="text">
      <style:text-properties fo:color="#000000" style:font-name="CMU Serif1" fo:font-style="normal" style:text-underline-style="none" fo:font-weight="normal" officeooo:rsid="02d811ef" fo:background-color="transparent" loext:char-shading-value="0" style:font-style-asian="normal" style:font-style-complex="normal"/>
    </style:style>
    <style:style style:name="T43" style:family="text">
      <style:text-properties fo:color="#000000" style:font-name="CMU Serif1" fo:font-style="normal" style:text-underline-style="none" fo:font-weight="normal" officeooo:rsid="02d9a1ed" fo:background-color="transparent" loext:char-shading-value="0" style:font-style-asian="normal" style:font-style-complex="normal"/>
    </style:style>
    <style:style style:name="T44" style:family="text">
      <style:text-properties fo:color="#000000" style:font-name="CMU Serif1" fo:font-style="normal" style:text-underline-style="none" fo:font-weight="normal" officeooo:rsid="02e00487" fo:background-color="transparent" loext:char-shading-value="0" style:font-style-asian="normal" style:font-style-complex="normal"/>
    </style:style>
    <style:style style:name="T45" style:family="text">
      <style:text-properties fo:color="#000000" style:font-name="CMU Serif1" fo:font-style="normal" style:text-underline-style="none" fo:font-weight="normal" officeooo:rsid="02deae7a" fo:background-color="transparent" loext:char-shading-value="0" style:font-style-asian="normal" style:font-style-complex="normal"/>
    </style:style>
    <style:style style:name="T46" style:family="text">
      <style:text-properties fo:color="#000000" style:font-name="CMU Serif1" fo:font-style="normal" style:text-underline-style="none" fo:font-weight="normal" officeooo:rsid="02e00487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fo:color="#000000" style:font-name="CMU Serif1" fo:font-style="normal" style:text-underline-style="none" fo:font-weight="normal" officeooo:rsid="02e0c0ba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fo:color="#000000" style:font-name="CMU Serif1" fo:font-style="normal" style:text-underline-style="none" fo:font-weight="normal" officeooo:rsid="02deae7a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fo:color="#000000" style:font-name="CMU Serif1" fo:font-style="normal" style:text-underline-style="none" fo:font-weight="normal" officeooo:rsid="02e43b67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color="#000000" style:font-name="CMU Serif1" fo:font-style="normal" style:text-underline-style="none" fo:font-weight="normal" officeooo:rsid="02db5ae3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000000" style:font-name="CMU Serif1" fo:font-style="normal" style:text-underline-style="none" fo:font-weight="normal" officeooo:rsid="02e5628d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style:font-name="CMU Serif1" fo:font-style="normal" style:text-underline-style="none" fo:font-weight="normal" officeooo:rsid="02e5ece6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style:font-name="CMU Serif1" fo:font-style="normal" style:text-underline-style="none" fo:font-weight="normal" officeooo:rsid="02e69699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000000" style:font-name="CMU Serif1" fo:font-style="normal" style:text-underline-style="none" fo:font-weight="normal" officeooo:rsid="02e794fa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color="#000000" style:font-name="CMU Serif1" fo:font-style="normal" style:text-underline-style="none" fo:font-weight="normal" officeooo:rsid="02e927ac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color="#000000" style:font-name="CMU Serif1" fo:font-style="normal" style:text-underline-style="none" fo:font-weight="normal" officeooo:rsid="02ea8591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color="#000000" style:font-name="CMU Serif1" fo:font-style="normal" style:text-underline-style="none" fo:font-weight="normal" officeooo:rsid="02ebf4ac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fo:color="#000000" style:font-name="CMU Serif1" fo:font-style="normal" style:text-underline-style="none" fo:font-weight="normal" officeooo:rsid="02ec44fc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color="#000000" style:font-name="CMU Serif1" fo:font-style="normal" style:text-underline-style="none" fo:font-weight="normal" officeooo:rsid="02ee0e19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color="#000000" style:font-name="CMU Serif1" fo:font-style="normal" style:text-underline-style="none" fo:font-weight="normal" officeooo:rsid="02eeece0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000000" style:font-name="CMU Serif1" fo:font-style="normal" style:text-underline-style="none" fo:font-weight="normal" officeooo:rsid="02f0bf9f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color="#000000" style:font-name="CMU Serif1" fo:font-style="normal" style:text-underline-style="none" fo:font-weight="normal" officeooo:rsid="02f0db7d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style:font-name="CMU Serif1" fo:font-style="normal" style:text-underline-style="none" fo:font-weight="normal" officeooo:rsid="02f22eb1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color="#000000" style:font-name="CMU Serif1" fo:font-style="normal" style:text-underline-style="none" fo:font-weight="normal" officeooo:rsid="02f35ba7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000000" style:font-name="CMU Serif1" fo:font-style="normal" style:text-underline-style="none" fo:font-weight="normal" officeooo:rsid="02f405a4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000000" style:font-name="CMU Serif1" fo:font-style="normal" style:text-underline-style="none" fo:font-weight="bold" officeooo:rsid="02deae7a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fo:color="#000000" style:font-name="CMU Serif1" fo:font-style="normal" style:text-underline-style="none" fo:font-weight="bold" officeooo:rsid="02e0c0ba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fo:color="#000000" style:font-name="CMU Serif1" fo:font-style="normal" style:text-underline-style="none" fo:font-weight="bold" officeooo:rsid="02e43b67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fo:color="#000000" style:font-name="CMU Serif1" fo:font-style="normal" style:text-underline-style="none" fo:font-weight="bold" officeooo:rsid="02e794fa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fo:color="#000000" style:font-name="CMU Serif1" fo:font-style="normal" style:text-underline-style="none" fo:font-weight="bold" officeooo:rsid="02e927ac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fo:color="#000000" style:font-name="CMU Serif1" fo:font-style="normal" style:text-underline-style="none" fo:font-weight="bold" officeooo:rsid="02ee0e19" fo:background-color="transparent" loext:char-shading-value="0" style:font-style-asian="normal" style:font-weight-asian="bold" style:font-style-complex="normal" style:font-weight-complex="bold"/>
    </style:style>
    <style:style style:name="T72" style:family="text">
      <style:text-properties fo:color="#000000" style:font-name="CMU Serif1" fo:font-style="normal" style:text-underline-style="none" fo:font-weight="bold" officeooo:rsid="02eeece0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fo:color="#000000" style:font-name="CMU Serif1" fo:font-style="normal" style:text-underline-style="none" fo:font-weight="bold" officeooo:rsid="02f35ba7" fo:background-color="transparent" loext:char-shading-value="0" style:font-style-asian="normal" style:font-weight-asian="bold" style:font-style-complex="normal" style:font-weight-complex="bold"/>
    </style:style>
    <style:style style:name="T74" style:family="text">
      <style:text-properties officeooo:rsid="02f0db7d"/>
    </style:style>
    <style:style style:name="T75" style:family="text">
      <style:text-properties officeooo:rsid="02f22eb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REO 1 – </text:span><text:span text:style-name="T3">Introdução </text:span><text:span text:style-name="T4">à Inteligência Artificial</text:span></text:p>
      <text:p text:style-name="P2"><text:span text:style-name="T5">Resumo</text:span><text:span text:style-name="T6"> </text:span><text:span text:style-name="T8">do</text:span><text:span text:style-name="T6"> </text:span><text:span text:style-name="T8">c</text:span><text:span text:style-name="T5">apítulo 1 do livro Inteligência Artificial </text:span><text:span text:style-name="T8">de Norvig e </text:span><text:span text:style-name="T7">Russel</text:span></text:p>
      <text:p text:style-name="P1">Pedro Antônio de Souza <text:s/><text:span text:style-name="T1">(</text:span>201810557<text:span text:style-name="T1">)</text:span></text:p>
      <text:p text:style-name="Text_20_body"><text:span text:style-name="T10">A</text:span><text:span text:style-name="T11"> </text:span><text:span text:style-name="T24">inteligência artificial</text:span><text:span text:style-name="T11"> </text:span><text:span text:style-name="T12">(IA)</text:span><text:span text:style-name="T11"> é um </text:span><text:span text:style-name="T13">campo</text:span><text:span text:style-name="T10"> </text:span><text:span text:style-name="T13">de estudo</text:span><text:span text:style-name="T10"> que busca compreender e construir </text:span><text:span text:style-name="T12">entidades inteligentes</text:span><text:span text:style-name="T10">. </text:span><text:span text:style-name="T13">Os estudos de IA iniciariam após a Segunda Guerra Mundial </text:span><text:span text:style-name="T14">e</text:span><text:span text:style-name="T13">, portanto, </text:span><text:span text:style-name="T14">é </text:span><text:span text:style-name="T13">um dos campos mais recentes de ciência e engenharia. Dessa forma, ainda há espaço para muitas descobertas na área. </text:span><text:span text:style-name="T20">Além disso</text:span><text:span text:style-name="T14">, a IA é considerada um campo universal, já que é </text:span><text:span text:style-name="T15">significativ</text:span><text:span text:style-name="T21">a</text:span><text:span text:style-name="T14"> para qualquer tarefa intelectual.</text:span></text:p>
      <text:p text:style-name="P4"><text:span text:style-name="T14">E</text:span><text:span text:style-name="T15">xistem quatro </text:span><text:span text:style-name="T19">entendimentos </text:span><text:span text:style-name="T22">distintos</text:span><text:span text:style-name="T18"> </text:span><text:span text:style-name="T21">do que são</text:span><text:span text:style-name="T19"> </text:span><text:span text:style-name="T17">entidade</text:span><text:span text:style-name="T18">s</text:span><text:span text:style-name="T17"> inteligente</text:span><text:span text:style-name="T19">s</text:span><text:span text:style-name="T15">: (1) </text:span><text:span text:style-name="T32">aquelas que pensam como um humano,</text:span><text:span text:style-name="T16"> (2) </text:span><text:span text:style-name="T29">aquelas que pensam racionalmente</text:span><text:span text:style-name="T27">, </text:span><text:span text:style-name="T28">(3) </text:span><text:span text:style-name="T29">aquelas que agem como humanos, e </text:span><text:span text:style-name="T31">(4) </text:span><text:span text:style-name="T32">aquelas que agem racionalmente. </text:span><text:span text:style-name="T37">Os diferentes entendimentos</text:span><text:span text:style-name="T34"> </text:span><text:span text:style-name="T36">originam</text:span><text:span text:style-name="T35">, respectivamente, </text:span><text:span text:style-name="T36">a</text:span><text:span text:style-name="T35">s seguintes estratégias para estudo da IA: modelagem cognitiva, teste de Turing, “leis do pensamento” e agente racional.</text:span><text:span text:style-name="T33"> </text:span><text:span text:style-name="T37">Essa última abordagem </text:span><text:span text:style-name="T42">considera que o agente racional </text:span><text:span text:style-name="T43">exerce a melhor ação possível em uma situação. Portanto, essa abordagem</text:span><text:span text:style-name="T37"> </text:span><text:span text:style-name="T38">é mais geral que a abordagem de “leis do pensamento”, </text:span><text:span text:style-name="T41">já </text:span><text:span text:style-name="T38">que </text:span><text:span text:style-name="T41">se baseia em vários mecanismos para obter a racionalidade e não apenas em </text:span><text:span text:style-name="T38">inferência</text:span><text:span text:style-name="T41">s</text:span><text:span text:style-name="T38"> </text:span><text:span text:style-name="T39">correta</text:span><text:span text:style-name="T41">s</text:span><text:span text:style-name="T40">,</text:span><text:span text:style-name="T38"> e é mais praticável ao desenvolvimento científico do que as estratégias centradas </text:span><text:span text:style-name="T40">na subjetividade </text:span><text:span text:style-name="T38">human</text:span><text:span text:style-name="T40">a, já que a matemática é capaz de definir com segurança o padrão de racionalidade</text:span><text:span text:style-name="T38">.</text:span></text:p>
      <text:p text:style-name="P5"><text:span text:style-name="T38">C</text:span><text:span text:style-name="T45">omo dito anteriormente, a IA é um campo universal e seu surgimento foi possível através da contribuição de diferentes disciplinas. </text:span><text:span text:style-name="T44">A</text:span><text:span text:style-name="T45"> </text:span><text:span text:style-name="T66">filosofia</text:span><text:span text:style-name="T48"> </text:span><text:span text:style-name="T46">contribuiu com as ideias de que a mente opera, </text:span><text:span text:style-name="T47">de certo modo,</text:span><text:span text:style-name="T46"> </text:span><text:span text:style-name="T47">similarmente à uma máquina utilizando o conhecimento interno e, através do pensamento, escolher as ações a serem executadas. A </text:span><text:span text:style-name="T67">matemática</text:span><text:span text:style-name="T47"> </text:span><text:span text:style-name="T49">foi responsável por tornar a IA uma ciência formal através da formalização da lógica, computação e probabilidade.</text:span><text:span text:style-name="T50"> </text:span><text:span text:style-name="T49">A </text:span><text:span text:style-name="T68">economia</text:span><text:span text:style-name="T51"> </text:span><text:span text:style-name="T52">forneceu, através da teoria da decisão, a formalização para problemas de </text:span><text:span text:style-name="T53">tomadas de decisões sob a incerteza</text:span><text:span text:style-name="T52">.</text:span><text:span text:style-name="T50"> </text:span><text:span text:style-name="T54">A </text:span><text:span text:style-name="T69">neurociência</text:span><text:span text:style-name="T54"> entendeu e descreveu partes do funcionamento da mente humana e, assim, foi possível perceber suas diferenças e semelhanças em relação aos computadores.</text:span><text:span text:style-name="T50"> </text:span><text:span text:style-name="T55">A </text:span><text:span text:style-name="T70">psicologia</text:span><text:span text:style-name="T55">, </text:span><text:span text:style-name="T56">em especial a cognitiva, </text:span><text:span text:style-name="T58">difundiu</text:span><text:span text:style-name="T57"> a visão do cérebro </text:span><text:span text:style-name="T58">(dos humanos e demais animais) como um </text:span><text:soft-page-break/><text:span text:style-name="T58">dispositivo de processamento de informações.</text:span><text:span text:style-name="T50"> </text:span><text:span text:style-name="T59">A</text:span><text:span text:style-name="T71"> engenharia de computadores</text:span><text:span text:style-name="T59"> desenvolveu artefatos preferidos para implementação das aplicações de IA: os computadores. </text:span><text:span text:style-name="T60">A </text:span><text:span text:style-name="T72">teoria de controle</text:span><text:span text:style-name="T60"> </text:span><text:span text:style-name="T62">mostrou que o</text:span><text:span text:style-name="T61"> comportamento consciente </text:span><text:span text:style-name="T62">pode ser alcançado através de um mecanismo de realimentação que </text:span><text:span text:style-name="T63">aproxime </text:span><text:span text:style-name="T62">o estado atual </text:span><text:span text:style-name="T63">do </text:span><text:span text:style-name="T62">estado ótimo (ou função objetivo). </text:span><text:span text:style-name="T65">Por fim, a</text:span><text:span text:style-name="T64"> </text:span><text:span text:style-name="T73">linguística</text:span><text:span text:style-name="T64"> foi capaz de formalizar a linguagem através de modelos sintáticos </text:span><text:span text:style-name="T65">que pudessem ser programados.</text:span></text:p>
      <text:p text:style-name="P6"><text:span text:style-name="T26">R</text:span><text:span text:style-name="T25">eferências</text:span></text:p>
      <text:p text:style-name="P7"><text:span text:style-name="T9">NORVIG, Peter; RUSSELL, Stuart. </text:span><text:span text:style-name="T23">Inteligência artificial</text:span><text:span text:style-name="T9">. Editora Campus, v. 20, 200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1-16T18:22:49.162647324</dc:date>
    <meta:editing-duration>PT2H4M47S</meta:editing-duration>
    <meta:editing-cycles>85</meta:editing-cycles>
    <meta:generator>LibreOffice/6.4.7.2$Linux_X86_64 LibreOffice_project/40$Build-2</meta:generator>
    <meta:document-statistic meta:table-count="0" meta:image-count="0" meta:object-count="0" meta:page-count="3" meta:paragraph-count="8" meta:word-count="430" meta:character-count="2843" meta:non-whitespace-character-count="2419"/>
  </office:meta>
</office:document-meta>
</file>